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0000000C8DFD424B03544FA2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ubtitle">
      <style:text-properties officeooo:rsid="000a875e" officeooo:paragraph-rsid="000a875e"/>
    </style:style>
    <style:style style:name="P7" style:family="paragraph" style:parent-style-name="Text_20_body">
      <style:text-properties officeooo:rsid="0003548b" officeooo:paragraph-rsid="0003548b"/>
    </style:style>
    <style:style style:name="P8" style:family="paragraph" style:parent-style-name="Text_20_body">
      <style:text-properties officeooo:rsid="000400d4" officeooo:paragraph-rsid="000400d4"/>
    </style:style>
    <style:style style:name="P9" style:family="paragraph" style:parent-style-name="Text_20_body">
      <style:text-properties officeooo:rsid="0008ddb7" officeooo:paragraph-rsid="0008ddb7"/>
    </style:style>
    <style:style style:name="P10" style:family="paragraph" style:parent-style-name="Algo_20_Rithmo" style:list-style-name="Algoritmo"/>
    <style:style style:name="P11" style:family="paragraph" style:parent-style-name="Algo_20_Rithmo" style:list-style-name="Algoritmo">
      <style:text-properties officeooo:rsid="000b0149" officeooo:paragraph-rsid="000b0149"/>
    </style:style>
    <style:style style:name="P12" style:family="paragraph" style:parent-style-name="Numerada" style:list-style-name="Numbering_20_123"/>
    <style:style style:name="P13" style:family="paragraph" style:parent-style-name="Numerada" style:list-style-name="Numbering_20_123">
      <style:text-properties officeooo:rsid="000b0149" officeooo:paragraph-rsid="000b0149"/>
    </style:style>
    <style:style style:name="P14" style:family="paragraph" style:parent-style-name="Numerada">
      <style:text-properties officeooo:rsid="0009eaf7" officeooo:paragraph-rsid="0009eaf7"/>
    </style:style>
    <style:style style:name="T1" style:family="text">
      <style:text-properties officeooo:rsid="006ae128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officeooo:rsid="003b54cc"/>
    </style:style>
    <style:style style:name="T6" style:family="text">
      <style:text-properties officeooo:rsid="0012abe4"/>
    </style:style>
    <style:style style:name="T7" style:family="text">
      <style:text-properties officeooo:rsid="0037e73e"/>
    </style:style>
    <style:style style:name="T8" style:family="text">
      <style:text-properties officeooo:rsid="000400d4"/>
    </style:style>
    <style:style style:name="T9" style:family="text">
      <style:text-properties officeooo:rsid="00063aac"/>
    </style:style>
    <style:style style:name="T10" style:family="text">
      <style:text-properties officeooo:rsid="0007cd9d"/>
    </style:style>
    <style:style style:name="T11" style:family="text">
      <style:text-properties officeooo:rsid="0008ddb7"/>
    </style:style>
    <style:style style:name="T12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ritmos Informales II</text:p>
      <text:p text:style-name="P6">Ejemplos</text:p>
      <text:h text:style-name="Heading_20_1" text:outline-level="1">Brownies</text:h>
      <text:h text:style-name="Heading_20_2" text:outline-level="2">Precondiciones</text:h>
      <text:p text:style-name="P7">Una lista numerada con lo que tiene existir y en que estado tiene que estar antes de que el algoritmo arranque.</text:p>
      <text:list xml:id="list2111338463" text:style-name="Numbering_20_123">
        <text:list-item>
          <text:p text:style-name="P12">Paquete de Brownie, la fecha de vencimiento debe ser mayor a la fecha actual.</text:p>
        </text:list-item>
        <text:list-item>
          <text:p text:style-name="P12">Un huevo. En buenas condiciones.</text:p>
        </text:list-item>
        <text:list-item>
          <text:p text:style-name="P12">250 ml de agua tibia</text:p>
        </text:list-item>
        <text:list-item>
          <text:p text:style-name="P12">Bowl para mezclar</text:p>
        </text:list-item>
        <text:list-item>
          <text:p text:style-name="P12">Implemento para mezclar la masa</text:p>
        </text:list-item>
        <text:list-item>
          <text:p text:style-name="P12">Bandeja para horno</text:p>
        </text:list-item>
        <text:list-item>
          <text:p text:style-name="P12">Horno a 300 grados centígrados</text:p>
        </text:list-item>
        <text:list-item>
          <text:p text:style-name="P12">Escarbadiente</text:p>
        </text:list-item>
        <text:list-item>
          <text:p text:style-name="P13">Suficientes platos para servir</text:p>
        </text:list-item>
      </text:list>
      <text:h text:style-name="Heading_20_2" text:outline-level="2">Pasos del Algoritmo.</text:h>
      <text:list xml:id="list2925707870" text:style-name="Algoritmo">
        <text:list-item>
          <text:p text:style-name="P10">Utilizando el bowl (4), vertemos el paquete de brownie (1)</text:p>
        </text:list-item>
        <text:list-item>
          <text:p text:style-name="P10">Mientras tengamos agua y la mezcla contenga grumos:</text:p>
          <text:list>
            <text:list-item>
              <text:p text:style-name="P10">En el bowl (4), vertemos una parte del agua</text:p>
            </text:list-item>
            <text:list-item>
              <text:p text:style-name="P10">Mezclamos el contenido del bowl (4)</text:p>
            </text:list-item>
          </text:list>
        </text:list-item>
        <text:list-item>
          <text:p text:style-name="P10">Vertemos el contenido del bowl(4) en la bandeja para horno(6)</text:p>
        </text:list-item>
        <text:list-item>
          <text:p text:style-name="P10">Introducimos la bandeja para horno (6) en el horno (7) por 20 minutos</text:p>
        </text:list-item>
        <text:list-item>
          <text:p text:style-name="P10">Retiramos la bandeja (6) del horno (7)</text:p>
        </text:list-item>
        <text:list-item>
          <text:p text:style-name="P10">Inspeccionamos la cocción del brownie en la bandeja (6), <text:span text:style-name="T8">introduciendo el escarbadiente.</text:span></text:p>
        </text:list-item>
        <text:list-item>
          <text:p text:style-name="P10">Si el escarbadiente no sale seco, sin partes del brownie.</text:p>
          <text:list>
            <text:list-item>
              <text:p text:style-name="P10">Introducimos la bandeja para horno (6) en el horno (7) por <text:span text:style-name="T8">5</text:span> minutos</text:p>
            </text:list-item>
            <text:list-item>
              <text:p text:style-name="P10">Retiramos la bandeja (6) del horno (7)</text:p>
            </text:list-item>
          </text:list>
        </text:list-item>
        <text:list-item>
          <text:p text:style-name="P10">Esperamos a que la bandeja (6) se enfríe a una temperatura manipulable.</text:p>
        </text:list-item>
        <text:list-item>
          <text:p text:style-name="P11">Mientras quede brownie en la bandeja:</text:p>
          <text:list>
            <text:list-item>
              <text:p text:style-name="P11"><text:soft-page-break/>Cortar una porción</text:p>
            </text:list-item>
            <text:list-item>
              <text:p text:style-name="P11">Ubicar la porción en un plato individual.</text:p>
            </text:list-item>
          </text:list>
        </text:list-item>
      </text:list>
      <text:h text:style-name="Heading_20_2" text:outline-level="2">Resultado esperado</text:h>
      <text:p text:style-name="P8"><text:span text:style-name="T11">La bandeja de </text:span>brownie servid<text:span text:style-name="T11">a individualmente</text:span></text:p>
      <text:h text:style-name="Heading_20_1" text:outline-level="1">Lavar y guardar la ropa</text:h>
      <text:h text:style-name="Heading_20_2" text:outline-level="2">Precondiciones</text:h>
      <text:list xml:id="list122711342220078" text:continue-list="list2111338463" text:style-name="Numbering_20_123">
        <text:list-item text:start-value="1">
          <text:p text:style-name="Numerada">Lavarropas funcionando</text:p>
        </text:list-item>
        <text:list-item>
          <text:p text:style-name="Numerada">Jabón para lavarropas</text:p>
        </text:list-item>
        <text:list-item>
          <text:p text:style-name="Numerada">Suavizante de ropa</text:p>
        </text:list-item>
        <text:list-item>
          <text:p text:style-name="Numerada">Ropa sucia (m<text:span text:style-name="T9">á</text:span>s de 10 prendas)</text:p>
        </text:list-item>
        <text:list-item>
          <text:p text:style-name="Numerada">Dos canastos de ropa</text:p>
        </text:list-item>
        <text:list-item>
          <text:p text:style-name="P14">Tender (o lugar) para secar la ropa</text:p>
        </text:list-item>
      </text:list>
      <text:h text:style-name="Heading_20_2" text:outline-level="2">Algoritmo</text:h>
      <text:list xml:id="list122712093044710" text:continue-list="list2925707870" text:style-name="Algoritmo">
        <text:list-item text:start-value="1">
          <text:p text:style-name="P10">Mientras tenga ropa sin clasificar:</text:p>
          <text:list>
            <text:list-item>
              <text:p text:style-name="P10"><text:span text:style-name="T9">S</text:span>i la prenda es blanca</text:p>
              <text:list>
                <text:list-item>
                  <text:p text:style-name="P10"><text:span text:style-name="T10">Depositar en e</text:span>l canasto derecho</text:p>
                </text:list-item>
              </text:list>
            </text:list-item>
            <text:list-item>
              <text:p text:style-name="P10"><text:span text:style-name="T9">S</text:span>i la prenda es de color</text:p>
              <text:list>
                <text:list-item>
                  <text:p text:style-name="P10"><text:span text:style-name="T10">Depositar en e</text:span>l canasto izquierdo</text:p>
                </text:list-item>
              </text:list>
            </text:list-item>
          </text:list>
        </text:list-item>
        <text:list-item>
          <text:p text:style-name="P10"><text:span text:style-name="T9">M</text:span>ientras tenga canastos sin lavar</text:p>
          <text:list>
            <text:list-item>
              <text:p text:style-name="P10"><text:span text:style-name="T9">C</text:span>argar el lavarropas con un canasto</text:p>
            </text:list-item>
            <text:list-item>
              <text:p text:style-name="P10"><text:span text:style-name="T9">C</text:span>argar jabón y suavizante en el lavarropas</text:p>
            </text:list-item>
            <text:list-item>
              <text:p text:style-name="P10">Si el canasto es el de prendas de color</text:p>
              <text:list>
                <text:list-item>
                  <text:p text:style-name="P10"><text:span text:style-name="T9">E</text:span>legir el programa “<text:span text:style-name="T10">delicado</text:span></text:p>
                </text:list-item>
              </text:list>
            </text:list-item>
            <text:list-item>
              <text:p text:style-name="P10">Si el canasto es el de prendas blancas</text:p>
              <text:list>
                <text:list-item>
                  <text:p text:style-name="P10">Elegir el programa “ropa blanca”</text:p>
                </text:list-item>
              </text:list>
            </text:list-item>
            <text:list-item>
              <text:p text:style-name="P10"><text:span text:style-name="T9">I</text:span>niciar el programa</text:p>
            </text:list-item>
            <text:list-item>
              <text:p text:style-name="P10"><text:span text:style-name="T9">E</text:span>sperar a que termine</text:p>
            </text:list-item>
            <text:list-item>
              <text:p text:style-name="P10"><text:span text:style-name="T9">Pa</text:span>ra cada prenda de ropa en el lavarropas:</text:p>
              <text:list>
                <text:list-item>
                  <text:p text:style-name="P10"><text:span text:style-name="T9">E</text:span>stirar</text:p>
                </text:list-item>
                <text:list-item>
                  <text:p text:style-name="P10"><text:span text:style-name="T9">C</text:span>olgar para que se seque</text:p>
                </text:list-item>
              </text:list>
            </text:list-item>
          </text:list>
        </text:list-item>
        <text:list-item>
          <text:p text:style-name="P10">Esperar a que toda la ropa se seque</text:p>
        </text:list-item>
        <text:list-item>
          <text:p text:style-name="P10">Mientras tenga ropa en el tender:</text:p>
          <text:list>
            <text:list-item>
              <text:p text:style-name="P10"><text:soft-page-break/><text:span text:style-name="T10">D</text:span>oblar la prenda</text:p>
            </text:list-item>
          </text:list>
        </text:list-item>
        <text:list-item>
          <text:p text:style-name="P10"><text:span text:style-name="T10">G</text:span>uardar la ropa doblada</text:p>
        </text:list-item>
      </text:list>
      <text:h text:style-name="Heading_20_2" text:outline-level="2">Resultado esperado</text:h>
      <text:p text:style-name="P9">Ropa limpia, doblada y guarda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Algo_20_Rithmo" style:display-name="Algo Rithmo" style:family="paragraph" style:parent-style-name="List_20_Contents" style:list-style-name="Algoritmo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goritmo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6ae128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LogoUNRN" text:anchor-type="paragraph" svg:x="0cm" svg:y="0cm" svg:width="6.551cm" svg:height="1.044cm" draw:z-index="2"><draw:image xlink:href="Pictures/1000020100000500000000C8DFD424B03544FA2B.png" xlink:type="simple" xlink:show="embed" xlink:actuate="onLoad" draw:mime-type="image/png"/></draw:frame><text:tab/><text:tab/><text:span text:style-name="MT1">Módulo 5</text:span></text:p>
        <text:p text:style-name="MP2"><text:span text:style-name="MT2"><text:tab/><text:tab/></text:span><text:span text:style-name="MT3">Curso de Ingreso </text:span><text:span text:style-name="MT4"><text:date style:data-style-name="N107" text:date-value="2022-02-27T12:27:10.392950819">2022</text:date></text:span></text:p>
      </style:header>
      <style:footer>
        <text:p text:style-name="MP3"><text:span text:style-name="MT5">r</text:span><text:editing-cycles>7</text:editing-cycles>/<text:span text:style-name="MT6"><text:date style:data-style-name="N10107" text:date-value="2022-02-27T12:27:10.393435503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3" style:data-style-name="N0">3</text:expression></text:span></text:p>
      </style:footer>
    </style:master-page>
    <style:master-page style:name="HTML" style:page-layout-name="Mpm2"/>
    <style:master-page style:name="Landscape" style:page-layout-name="Mpm3"/>
    <style:master-page style:name="First_20_Page" style:display-name="First Page" style:page-layout-name="Mpm4" style:next-style-name="Standard"/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dnote" style:page-layout-name="Mpm7">
      <style:header>
        <text:p text:style-name="MP4"><draw:frame draw:style-name="Mfr1" draw:name="LogoUNRN2" text:anchor-type="paragraph" svg:x="0cm" svg:y="0cm" svg:width="6.551cm" svg:height="1.044cm" draw:z-index="0"><draw:image xlink:href="Pictures/1000020100000500000000C8DFD424B03544FA2B.png" xlink:type="simple" xlink:show="embed" xlink:actuate="onLoad" draw:mime-type="image/png"/></draw:frame><text:tab/><text:tab/><text:span text:style-name="MT1">Módulo 5</text:span></text:p>
        <text:p text:style-name="MP2"><text:span text:style-name="MT2"><text:tab/><text:tab/></text:span><text:span text:style-name="MT3">Curso de Ingreso </text:span><text:span text:style-name="MT4"><text:date style:data-style-name="N107" text:date-value="2022-02-27T12:27:10.394773255">2022</text:date></text:span></text:p>
      </style:header>
      <style:footer>
        <text:p text:style-name="MP5"><text:span text:style-name="MT5">r</text:span><text:editing-cycles>7</text:editing-cycles>/<text:span text:style-name="MT6"><text:date style:data-style-name="N10107" text:date-value="2022-02-27T12:27:10.395183130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2-10T12:45:08.689871604</meta:creation-date>
    <dc:date>2022-02-27T12:27:10.230915532</dc:date>
    <dc:creator>Martín René Vilugrón</dc:creator>
    <meta:editing-duration>PT2H19M45S</meta:editing-duration>
    <meta:editing-cycles>7</meta:editing-cycles>
    <meta:generator>LibreOffice/7.1.7.2$Linux_X86_64 LibreOffice_project/10$Build-2</meta:generator>
    <meta:document-statistic meta:table-count="0" meta:image-count="2" meta:object-count="0" meta:page-count="3" meta:paragraph-count="70" meta:word-count="440" meta:character-count="2456" meta:non-whitespace-character-count="2055"/>
  </office:meta>
</office:document-meta>
</file>